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A000002BE46097D34ACB11C8D.png" manifest:media-type="image/png"/>
  <manifest:file-entry manifest:full-path="Pictures/1000000000000587000001C61E6CDE7328D65D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Roboto" svg:font-family="Roboto, sans-serif"/>
  </office:font-face-decls>
  <office:automatic-styles>
    <style:style style:name="P1" style:family="paragraph" style:parent-style-name="Heading_20_2">
      <style:text-properties fo:font-variant="normal" fo:text-transform="none" fo:color="#333333" loext:opacity="100%" style:font-name="Roboto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333333" loext:opacity="100%" style:font-name="Roboto" fo:letter-spacing="normal" fo:font-style="normal" fo:font-weight="normal"/>
    </style:style>
    <style:style style:name="T1" style:family="text">
      <style:text-properties style:font-name="Noto Sans" fo:font-size="10.5pt"/>
    </style:style>
    <style:style style:name="T2" style:family="text">
      <style:text-properties officeooo:rsid="000737e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Computational Thinking with Algorithms</text:span> </text:p>
      <text:h text:style-name="P1" text:outline-level="2"><text:bookmark text:name="yui_3_17_2_1_1653386769342_72"/><text:span text:style-name="T2">Sample </text:span>MCQ Questions</text:h>
      <text:p text:style-name="Standard"/>
      <text:p text:style-name="Standard"><draw:frame draw:style-name="fr2" draw:name="Image1" text:anchor-type="char" svg:x="0.159cm" svg:y="0.058cm" svg:width="17cm" svg:height="8.416cm" draw:z-index="0"><draw:image xlink:href="Pictures/100000000000058A000002BE46097D34ACB11C8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width="17cm" svg:height="5.454cm" draw:z-index="1"><draw:image xlink:href="Pictures/1000000000000587000001C61E6CDE7328D65D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1:06:42.899000000</meta:creation-date>
    <dc:date>2022-05-24T11:09:53.863000000</dc:date>
    <meta:editing-duration>PT3M11S</meta:editing-duration>
    <meta:editing-cycles>1</meta:editing-cycles>
    <meta:document-statistic meta:table-count="0" meta:image-count="2" meta:object-count="0" meta:page-count="1" meta:paragraph-count="2" meta:word-count="7" meta:character-count="59" meta:non-whitespace-character-count="53"/>
    <meta:generator>LibreOffice/7.2.1.2$Windows_X86_64 LibreOffice_project/87b77fad49947c1441b67c559c339af8f3517e22</meta:generator>
  </office:meta>
</office:document-meta>
</file>